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Fira Code" svg:font-family="'Fira Code', consolas, monospace"/>
    <style:font-face style:name="FiraCode NF" svg:font-family="'FiraCode NF', 'FiraCode Nerd Font', Hack, 'Hack Nerd Font', Hermit, 'Hermit Nerd Font', 'DejaVu Sans Mono', consolas, 'Noto Sans Mono', 'Ubuntu Mono', DejaVuBackup,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egoe ui" svg:font-family="'segoe ui', Arial, FreeSans, DejaVu, sans-serif"/>
    <style:font-face style:name="var fontStack-monospace" svg:font-family="'var fontStack-monospace', ui-monospace, SFMono-Regular, 'SF Mono', Menlo, Consolas, 'Liberation Mono', monospace"/>
  </office:font-face-decls>
  <office:automatic-styles>
    <style:style style:name="P1" style:family="paragraph" style:parent-style-name="Preformatted_20_Text">
      <style:paragraph-properties fo:margin-left="0in" fo:margin-right="0in" fo:margin-top="0in" fo:margin-bottom="0in" style:contextual-spacing="false" fo:line-height="145%" fo:orphans="2" fo:widows="2" fo:text-indent="0in" style:auto-text-indent="false" fo:padding="0in" fo:border="none"/>
      <style:text-properties fo:font-variant="normal" fo:text-transform="none" fo:color="#1f2328" loext:opacity="100%" style:font-name="var fontStack-monospace" fo:font-size="9.75pt" fo:letter-spacing="normal" fo:font-style="normal" fo:font-weight="normal"/>
    </style:style>
    <style:style style:name="P2" style:family="paragraph" style:parent-style-name="Preformatted_20_Text">
      <style:paragraph-properties fo:margin-left="0in" fo:margin-right="0in" fo:orphans="2" fo:widows="2" fo:text-indent="0in" style:auto-text-indent="false"/>
    </style:style>
    <style:style style:name="P3" style:family="paragraph" style:parent-style-name="Preformatted_20_Text">
      <style:paragraph-properties fo:margin-left="0in" fo:margin-right="0in" fo:margin-top="0in" fo:margin-bottom="0.1965in" style:contextual-spacing="false" fo:orphans="2" fo:widows="2" fo:text-indent="0in" style:auto-text-indent="false"/>
    </style:style>
    <style:style style:name="P4" style:family="paragraph" style:parent-style-name="Preformatted_20_Text">
      <style:paragraph-properties fo:orphans="2" fo:widows="2"/>
    </style:style>
    <style:style style:name="P5" style:family="paragraph" style:parent-style-name="Preformatted_20_Text">
      <style:paragraph-properties fo:margin-top="0in" fo:margin-bottom="0.1965in" style:contextual-spacing="false" fo:orphans="2" fo:widows="2"/>
    </style:style>
    <style:style style:name="P6" style:family="paragraph" style:parent-style-name="Standard">
      <style:text-properties fo:font-weight="bold" fo:background-color="#ffff00" style:font-weight-asian="bold" style:font-weight-complex="bold"/>
    </style:style>
    <style:style style:name="P7" style:family="paragraph" style:parent-style-name="Standard">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8" style:family="paragraph" style:parent-style-name="Text_20_body">
      <style:paragraph-properties fo:margin-left="0in" fo:margin-right="0in" fo:line-height="150%" fo:orphans="2" fo:widows="2" fo:text-indent="0in" style:auto-text-indent="false"/>
    </style:style>
    <style:style style:name="P9" style:family="paragraph" style:parent-style-name="Text_20_body">
      <style:paragraph-properties fo:margin-left="0in" fo:margin-right="0in" fo:line-height="150%" fo:orphans="2" fo:widows="2" fo:text-indent="0in" style:auto-text-indent="false"/>
      <style:text-properties fo:font-variant="normal" fo:text-transform="none" fo:color="#000000" loext:opacity="100%" style:font-name="segoe ui" fo:font-size="12pt" fo:letter-spacing="normal" fo:font-style="normal" fo:font-weight="normal"/>
    </style:style>
    <style:style style:name="T1" style:family="text">
      <style:text-properties fo:font-variant="normal" fo:text-transform="none" fo:color="#000000" loext:opacity="100%" style:font-name="segoe ui" fo:letter-spacing="normal" fo:font-style="normal" style:text-underline-style="solid" style:text-underline-width="auto" style:text-underline-color="font-color" fo:font-weight="normal" fo:background-color="transparent" loext:char-shading-value="0"/>
    </style:style>
    <style:style style:name="T2" style:family="text">
      <style:text-properties fo:font-variant="normal" fo:text-transform="none" fo:color="#000000" loext:opacity="100%" style:font-name="segoe ui" fo:font-size="12pt" fo:letter-spacing="normal" fo:font-style="normal" fo:font-weight="normal"/>
    </style:style>
    <style:style style:name="T3" style:family="text">
      <style:text-properties fo:font-variant="normal" fo:text-transform="none" fo:color="#000000" loext:opacity="100%" style:font-name="Fira Code" fo:font-size="10.5pt" fo:letter-spacing="normal" fo:font-style="normal" fo:font-weight="normal" loext:padding-left="0.0417in" loext:padding-right="0in" loext:padding-top="0.0209in" loext:padding-bottom="0.0209in" loext:border-left="0.06pt solid #d9d9d9" loext:border-right="none" loext:border-top="0.06pt solid #d9d9d9" loext:border-bottom="0.06pt solid #d9d9d9"/>
    </style:style>
    <style:style style:name="T4" style:family="text">
      <style:text-properties fo:font-variant="normal" fo:text-transform="none" fo:color="#397300" loext:opacity="100%" style:font-name="FiraCode NF" fo:font-size="12pt" fo:letter-spacing="normal" fo:font-style="normal" fo:font-weight="normal" fo:background-color="#f3f3f3" loext:char-shading-value="0"/>
    </style:style>
    <style:style style:name="T5" style:family="text">
      <style:text-properties fo:font-variant="normal" fo:text-transform="none" fo:color="#444444" loext:opacity="100%" style:font-name="FiraCode NF" fo:font-size="12pt" fo:letter-spacing="normal" fo:font-style="normal" fo:font-weight="normal" fo:background-color="#f3f3f3" loext:char-shading-value="0"/>
    </style:style>
    <style:style style:name="T6" style:family="text">
      <style:text-properties fo:font-variant="normal" fo:text-transform="none" fo:color="#880000" loext:opacity="100%" style:font-name="FiraCode NF" fo:font-size="12pt" fo:letter-spacing="normal" fo:font-style="normal" fo:font-weight="normal" fo:background-color="#f3f3f3"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udo apt-get install ocl-icd-opencl-dev ocl-icd-libopencl1</text:p>
      <text:p text:style-name="P1">sudo apt-get install opencl-headers ocl-icd-dev ocl-icd-libopencl1</text:p>
      <text:p text:style-name="Standard">sudo apt install clinfo</text:p>
      <text:p text:style-name="Standard"/>
      <text:p text:style-name="Standard"/>
      <text:p text:style-name="Standard"><text:a xlink:type="simple" xlink:href="https://clehaxze.tw/gemlog/2023/06-17-setting-up-opencl-on-rk3588-using-libmali.gmi" text:style-name="Internet_20_link" text:visited-style-name="Visited_20_Internet_20_Link">https://clehaxze.tw/gemlog/2023/06-17-setting-up-opencl-on-rk3588-using-libmali.gmi</text:a></text:p>
      <text:p text:style-name="Standard"/>
      <text:p text:style-name="P6">https://github.com/marty1885?tab=repositories</text:p>
      <text:h text:style-name="Heading_20_2" text:outline-level="2"><text:bookmark text:name="installing-opencl"/><text:a xlink:type="simple" xlink:href="https://clehaxze.tw/gemlog/2023/06-17-setting-up-opencl-on-rk3588-using-libmali.gmi#installing-opencl" text:style-name="Internet_20_link" text:visited-style-name="Visited_20_Internet_20_Link"><text:span text:style-name="T1">Installing OpenCL</text:span></text:a></text:h>
      <text:p text:style-name="P8"><text:span text:style-name="T2">Assuming you have successfully booted into your system. You need to download the ARM Mali GPU blob from rockchip's repository. And put it into </text:span><text:span text:style-name="Source_20_Text"><text:span text:style-name="T3">/usr/lib/</text:span></text:span><text:span text:style-name="T2">. As well as the firmware for the GPU if not already installed.</text:span></text:p>
      <text:p text:style-name="P2"><text:span text:style-name="Source_20_Text"><text:span text:style-name="T4">cd</text:span></text:span><text:span text:style-name="Source_20_Text"><text:span text:style-name="T5"> /usr/lib</text:span></text:span></text:p>
      <text:p text:style-name="P4"><text:span text:style-name="Source_20_Text"><text:span text:style-name="T5">sudo wget https://github.com/JeffyCN/mirrors/raw/libmali/lib/aarch64-linux-gnu/libmali-valhall-g610-g6p0-x11-wayland-gbm.so</text:span></text:span></text:p>
      <text:p text:style-name="P4"/>
      <text:p text:style-name="P4"><text:span text:style-name="Source_20_Text"><text:span text:style-name="T4">cd</text:span></text:span><text:span text:style-name="Source_20_Text"><text:span text:style-name="T5"> /lib/firmware</text:span></text:span></text:p>
      <text:p text:style-name="P5"><text:span text:style-name="Source_20_Text"><text:span text:style-name="T5">sudo wget https://github.com/JeffyCN/mirrors/raw/libmali/firmware/g610/mali_csffw.bin</text:span></text:span></text:p>
      <text:p text:style-name="P9">Now we need the OpenCL ICD loader. The one in apt will suffice. Then, since we manually downloaded the Mali GPU blob, we need to add it to the OpenCL ICD config file.</text:p>
      <text:p text:style-name="P2"><text:span text:style-name="Source_20_Text"><text:span text:style-name="T5">sudo apt install mesa-opencl-icd clinfo</text:span></text:span></text:p>
      <text:p text:style-name="P4"/>
      <text:p text:style-name="P4"><text:span text:style-name="Source_20_Text"><text:span text:style-name="T5">sudo </text:span></text:span><text:span text:style-name="Source_20_Text"><text:span text:style-name="T4">mkdir</text:span></text:span><text:span text:style-name="Source_20_Text"><text:span text:style-name="T5"> -p /etc/OpenCL/vendors</text:span></text:span></text:p>
      <text:p text:style-name="P5"><text:span text:style-name="Source_20_Text"><text:span text:style-name="T4">echo</text:span></text:span><text:span text:style-name="Source_20_Text"><text:span text:style-name="T5"> </text:span></text:span><text:span text:style-name="Source_20_Text"><text:span text:style-name="T6">"/usr/lib/libmali-valhall-g610-g6p0-x11-wayland-gbm.so"</text:span></text:span><text:span text:style-name="Source_20_Text"><text:span text:style-name="T5"> | sudo </text:span></text:span><text:span text:style-name="Source_20_Text"><text:span text:style-name="T4">tee</text:span></text:span><text:span text:style-name="Source_20_Text"><text:span text:style-name="T5"> /etc/OpenCL/vendors/mali.icd</text:span></text:span></text:p>
      <text:p text:style-name="P9">Finally, we need to statisify the dependencies of the Mali OpenCL.</text:p>
      <text:p text:style-name="P3"><text:span text:style-name="Source_20_Text"><text:span text:style-name="T5">sudo apt install libxcb-dri2-0 libxcb-dri3-0 libwayland-client0 libwayland-server0 libx11-xcb1</text:span></text:span></text:p>
      <text:p text:style-name="P8"><text:span text:style-name="T2">Now you can run </text:span><text:span text:style-name="Source_20_Text"><text:span text:style-name="T3">clinfo</text:span></text:span><text:span text:style-name="T2"> to see if OpenCL is working.</text:span></text:p>
      <text:p text:style-name="P7"><text:bookmark text:name="docs-internal-guid-c59350ae-7fff-bfc7-162c-da55e0524ef3"/>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</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Fira Code" svg:font-family="'Fira Code', consolas, monospace"/>
    <style:font-face style:name="FiraCode NF" svg:font-family="'FiraCode NF', 'FiraCode Nerd Font', Hack, 'Hack Nerd Font', Hermit, 'Hermit Nerd Font', 'DejaVu Sans Mono', consolas, 'Noto Sans Mono', 'Ubuntu Mono', DejaVuBackup,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egoe ui" svg:font-family="'segoe ui', Arial, FreeSans, DejaVu, sans-serif"/>
    <style:font-face style:name="var fontStack-monospace" svg:font-family="'var fontStack-monospace', ui-monospace, SFMono-Regular, 'SF Mono', Menlo, Consolas, 'Liberation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4T15:55:58.121171796</meta:creation-date>
    <meta:generator>LibreOffice/7.3.7.2$Linux_AARCH64 LibreOffice_project/30$Build-2</meta:generator>
    <dc:date>2024-06-25T17:10:23.030173242</dc:date>
    <meta:editing-duration>PT1H10M48S</meta:editing-duration>
    <meta:editing-cycles>8</meta:editing-cycles>
    <meta:document-statistic meta:table-count="0" meta:image-count="0" meta:object-count="0" meta:page-count="1" meta:paragraph-count="19" meta:word-count="145" meta:character-count="1331" meta:non-whitespace-character-count="1205"/>
  </office:meta>
</office:document-meta>
</file>